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8" table:formula="of:=SUM([.H5:.AL5])" table:style-name="ce23">
            <text:p>8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1" table:formula="of:=SUM([.AF3:.AF7])" table:style-name="ce31">
            <text:p>1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25T14:54:56Z</dc:date>
  </office:meta>
</office:document-meta>
</file>